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2f39a" officeooo:paragraph-rsid="0002f39a" style:font-size-asian="14pt" style:font-size-complex="16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bold" officeooo:rsid="0002f39a" officeooo:paragraph-rsid="0002f39a" style:font-size-asian="14pt" style:font-weight-asian="bold" style:font-size-complex="16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6pt" style:text-underline-style="none" fo:font-weight="bold" officeooo:rsid="0002f39a" officeooo:paragraph-rsid="0002f39a" style:font-size-asian="14pt" style:font-weight-asian="bold" style:font-size-complex="16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2f39a" officeooo:paragraph-rsid="0002f39a" style:font-size-asian="10.5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2f39a" officeooo:paragraph-rsid="0002f39a" style:font-size-asian="10.5pt" style:font-weight-asian="normal" style:font-size-complex="12pt" style:font-weight-complex="normal"/>
    </style:style>
    <style:style style:name="P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02f39a" officeooo:paragraph-rsid="0002f39a" style:font-size-asian="10.5pt" style:font-weight-asian="normal" style:font-size-complex="12pt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02f39a" officeooo:paragraph-rsid="0002f39a" style:font-size-asian="10.5pt" style:font-weight-asian="normal" style:font-size-complex="12pt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02f39a" officeooo:paragraph-rsid="0002f39a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du plan</text:p>
      <text:p text:style-name="P1"/>
      <text:list xml:id="list2394364282" text:style-name="L2">
        <text:list-item>
          <text:p text:style-name="P2">Présentation</text:p>
        </text:list-item>
      </text:list>
      <text:list xml:id="list2150298022" text:style-name="L3">
        <text:list-item>
          <text:list>
            <text:list-item>
              <text:p text:style-name="P4">Qu’est ce qu’un «cross site request forgery»</text:p>
            </text:list-item>
            <text:list-item>
              <text:p text:style-name="P4">Les opportunités de l’assaillant</text:p>
            </text:list-item>
          </text:list>
        </text:list-item>
      </text:list>
      <text:list xml:id="list143407781060369" text:continue-list="list2394364282" text:style-name="L2">
        <text:list-item>
          <text:p text:style-name="P2">Présentation des risques</text:p>
        </text:list-item>
      </text:list>
      <text:list xml:id="list3567730136" text:style-name="L5">
        <text:list-item>
          <text:p text:style-name="P5">Risques personnels</text:p>
        </text:list-item>
        <text:list-item>
          <text:p text:style-name="P5">Risques professionnels</text:p>
        </text:list-item>
        <text:list-item>
          <text:p text:style-name="P5">Comment est-il réalisé et qui sont les victimes</text:p>
        </text:list-item>
      </text:list>
      <text:list xml:id="list476496016" text:style-name="L4">
        <text:list-header>
          <text:p text:style-name="P3"/>
        </text:list-header>
      </text:list>
      <text:list xml:id="list143408382550610" text:continue-list="list143407781060369" text:style-name="L2">
        <text:list-item>
          <text:p text:style-name="P2">Cas concret</text:p>
        </text:list-item>
      </text:list>
      <text:list xml:id="list4202613110" text:style-name="L6">
        <text:list-item>
          <text:p text:style-name="P6">Exemple d’attaques</text:p>
          <text:p text:style-name="P6"/>
        </text:list-item>
      </text:list>
      <text:list xml:id="list143406481134168" text:continue-list="list143408382550610" text:style-name="L2">
        <text:list-item>
          <text:p text:style-name="P2">Comment se défendre</text:p>
        </text:list-item>
      </text:list>
      <text:list xml:id="list2634791938" text:style-name="L7">
        <text:list-item>
          <text:p text:style-name="P7">Prévention</text:p>
        </text:list-item>
        <text:list-item>
          <text:p text:style-name="P7">Comment réagir</text:p>
          <text:p text:style-name="P7"/>
        </text:list-item>
      </text:list>
      <text:list xml:id="list143407853593252" text:continue-list="list143406481134168" text:style-name="L2">
        <text:list-item>
          <text:p text:style-name="P2">Législation</text:p>
        </text:list-item>
      </text:list>
      <text:list xml:id="list3269129746" text:style-name="L8">
        <text:list-item>
          <text:p text:style-name="P8">Que dis la loi</text:p>
        </text:list-item>
        <text:list-item>
          <text:p text:style-name="P8">Les démarches à suivre en cas d’attaques</text:p>
        </text:list-item>
      </text:list>
      <text:list xml:id="list143408089799886" text:continue-list="list143407853593252" text:style-name="L2"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4:23:04.060000000</meta:creation-date>
    <dc:date>2021-10-07T14:34:06.179000000</dc:date>
    <meta:editing-duration>PT31S</meta:editing-duration>
    <meta:editing-cycles>1</meta:editing-cycles>
    <meta:document-statistic meta:table-count="0" meta:image-count="0" meta:object-count="0" meta:page-count="1" meta:paragraph-count="20" meta:word-count="72" meta:character-count="388" meta:non-whitespace-character-count="352"/>
    <meta:generator>LibreOffice/6.2.4.2$Windows_X86_64 LibreOffice_project/2412653d852ce75f65fbfa83fb7e7b669a126d64</meta:generator>
  </office:meta>
</office:document-meta>
</file>